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19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61in"/>
    </style:style>
    <style:style style:name="co5" style:family="table-column">
      <style:table-column-properties fo:break-before="auto" style:column-width="2.1693in"/>
    </style:style>
    <style:style style:name="co6" style:family="table-column">
      <style:table-column-properties fo:break-before="auto" style:column-width="1.1638in"/>
    </style:style>
    <style:style style:name="co7" style:family="table-column">
      <style:table-column-properties fo:break-before="auto" style:column-width="1.41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jection" table:style-name="ta1">
        <table:shapes>
          <draw:frame draw:z-index="0" draw:style-name="gr1" draw:text-style-name="P1" svg:width="6.2988in" svg:height="3.5429in" svg:x="10.5098in" svg:y="2.0858in">
            <draw:object draw:notify-on-update-of-ranges="Injection.G19:Injection.G23 Injection.H19:Injection.H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sse électrique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CHF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ortie sur 5 ans</text:p>
          </table:table-cell>
          <table:table-cell table:formula="of:=[.B1]/([.H6]*5)" office:value-type="float" office:value="4.16666666666667" calcext:value-type="float">
            <text:p>4.1666666667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opérate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24 heures par jours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5 jours par sema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W</text:p>
          </table:table-cell>
          <table:table-cell table:style-name="ce1" office:value-type="string" calcext:value-type="string">
            <text:p>A confirmer</text:p>
          </table:table-cell>
          <table:table-cell table:number-columns-repeated="2"/>
          <table:table-cell office:value-type="string" calcext:value-type="string">
            <text:p>Heures par années :</text:p>
          </table:table-cell>
          <table:table-cell table:formula="of:=5*52*24" office:value-type="float" office:value="6240" calcext:value-type="float">
            <text:p>6240</text:p>
          </table:table-cell>
          <table:table-cell table:formula="of:=220*0.8*24" office:value-type="float" office:value="4224" calcext:value-type="float">
            <text:p>4224</text:p>
          </table:table-cell>
        </table:table-row>
        <table:table-row table:style-name="ro2">
          <table:table-cell office:value-type="string" calcext:value-type="string">
            <text:p>Prix au Kw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x électricité</text:p>
          </table:table-cell>
          <table:table-cell table:style-name="ce1" table:formula="of:=[.B6]*[.B7]" office:value-type="float" office:value="1" calcext:value-type="float">
            <text:p>1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Moule</text:p>
          </table:table-cell>
          <table:table-cell office:value-type="float" office:value="20000" calcext:value-type="float">
            <text:p>20000</text:p>
          </table:table-cell>
          <table:table-cell table:style-name="ce1" office:value-type="string" calcext:value-type="string">
            <text:p>A confirmer</text:p>
          </table:table-cell>
        </table:table-row>
        <table:table-row table:style-name="ro1">
          <table:table-cell office:value-type="string" calcext:value-type="string">
            <text:p>Temps de cycle (change selon la pièce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condes</text:p>
          </table:table-cell>
          <table:table-cell table:number-columns-repeated="3"/>
          <table:table-cell office:value-type="string" calcext:value-type="string">
            <text:p>Pièces par moule</text:p>
          </table:table-cell>
          <table:table-cell office:value-type="float" office:value="20000" calcext:value-type="float">
            <text:p>20000</text:p>
          </table:table-cell>
          <table:table-cell table:style-name="ce1"/>
        </table:table-row>
        <table:table-row table:style-name="ro1">
          <table:table-cell office:value-type="string" calcext:value-type="string">
            <text:p>Couts électricité + opérateur + blabla</text:p>
          </table:table-cell>
          <table:table-cell table:style-name="ce1" table:formula="of:=([.B11]/3600)*([.B2]+[.B3]+[.B8])" office:value-type="float" office:value="0.062037037037037" calcext:value-type="float">
            <text:p>0.06203703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Prix par pièce (outillage)</text:p>
          </table:table-cell>
          <table:table-cell table:style-name="ce1" table:formula="of:=[.H10]/[.H11]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Matiè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F/k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ids de la piè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table:formula="of:=[.B3]+[.B2]+[.B8]" office:value-type="float" office:value="11.1666666666667" calcext:value-type="float">
            <text:p>11.1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x de la matière</text:p>
          </table:table-cell>
          <table:table-cell table:style-name="ce1" table:formula="of:=[.B16]*[.B17]/1000" office:value-type="float" office:value="0.275" calcext:value-type="float">
            <text:p>0.275</text:p>
          </table:table-cell>
          <table:table-cell office:value-type="string" calcext:value-type="string">
            <text:p>CHF/Piè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Opérateur</text:p>
          </table:table-cell>
          <table:table-cell table:formula="of:=([.B11]/3600)*[.B3]" office:value-type="float" office:value="0.0333333333333333" calcext:value-type="float">
            <text:p>0.0333333333</text:p>
          </table:table-cell>
          <table:table-cell office:value-type="string" calcext:value-type="string">
            <text:p>CHF/pièc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mortissement machine</text:p>
          </table:table-cell>
          <table:table-cell table:formula="of:=([.B$11]/3600)*[.B2]" office:value-type="float" office:value="0.0231481481481481" calcext:value-type="float">
            <text:p>0.023148148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lectricité</text:p>
          </table:table-cell>
          <table:table-cell table:formula="of:=([.B$11]/3600)*[.B8]" office:value-type="float" office:value="0.00555555555555556" calcext:value-type="float">
            <text:p>0.005555555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utillage</text:p>
          </table:table-cell>
          <table:table-cell table:formula="of:=[.H1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[.B12]+[.B18]+[.H13]" office:value-type="float" office:value="1.33703703703704" calcext:value-type="float">
            <text:p>1.337037037</text:p>
          </table:table-cell>
          <table:table-cell office:value-type="string" calcext:value-type="string">
            <text:p>CHF/pièce</text:p>
          </table:table-cell>
          <table:table-cell table:number-columns-repeated="3"/>
          <table:table-cell office:value-type="string" calcext:value-type="string">
            <text:p>Matière</text:p>
          </table:table-cell>
          <table:table-cell table:formula="of:=[.B18]" office:value-type="float" office:value="0.275" calcext:value-type="float">
            <text:p>0.275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table:formula="of:=SUM([.H19:.H23])" office:value-type="float" office:value="1.33703703703704" calcext:value-type="float">
            <text:p>1.337037037</text:p>
          </table:table-cell>
          <table:table-cell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9"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DS" table:style-name="ta1">
        <table:shapes>
          <draw:frame draw:z-index="0" draw:style-name="gr1" draw:text-style-name="P1" svg:width="6.2988in" svg:height="3.5429in" svg:x="10.3854in" svg:y="2.0311in">
            <draw:object draw:notify-on-update-of-ranges="LDS.G14:LDS.G16 LDS.H14:LDS.H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chine (LPKF Microline 160i)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CHF</text:p>
          </table:table-cell>
          <table:table-cell table:number-columns-repeated="6"/>
          <table:table-cell office:value-type="string" calcext:value-type="string">
            <text:p>24 heures par jours</text:p>
          </table:table-cell>
          <table:table-cell/>
        </table:table-row>
        <table:table-row table:style-name="ro1">
          <table:table-cell office:value-type="string" calcext:value-type="string">
            <text:p>Amortie sur 5 ans</text:p>
          </table:table-cell>
          <table:table-cell table:style-name="ce1" table:formula="of:=[.B1]/(5*[.K3])" office:value-type="float" office:value="7.05128205128205" calcext:value-type="float">
            <text:p>7.0512820513</text:p>
          </table:table-cell>
          <table:table-cell office:value-type="string" calcext:value-type="string">
            <text:p>CHF/heure</text:p>
          </table:table-cell>
          <table:table-cell table:number-columns-repeated="6"/>
          <table:table-cell office:value-type="string" calcext:value-type="string">
            <text:p>5 jours par semain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eures par années :</text:p>
          </table:table-cell>
          <table:table-cell table:formula="of:=5*52*24" office:value-type="float" office:value="6240" calcext:value-type="float">
            <text:p>6240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x au Kw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x électricité</text:p>
          </table:table-cell>
          <table:table-cell table:style-name="ce1" table:formula="of:=[.B5]*[.B6]" office:value-type="float" office:value="0.5" calcext:value-type="float">
            <text:p>0.5</text:p>
          </table:table-cell>
          <table:table-cell office:value-type="string" calcext:value-type="string">
            <text:p>CHF/heure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Opérate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F/heur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Temps de cyc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condes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([.B11]/3600)*([.B7]+[.B2]+[.B9])" office:value-type="float" office:value="0.469106125356125" calcext:value-type="float">
            <text:p>0.4691061254</text:p>
          </table:table-cell>
          <table:table-cell table:number-columns-repeated="5"/>
          <table:table-cell office:value-type="string" calcext:value-type="string">
            <text:p>CHF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Opérateur</text:p>
          </table:table-cell>
          <table:table-cell table:formula="of:=[.B11]/3600*[.B9]" office:value-type="float" office:value="0.416666666666667" calcext:value-type="float">
            <text:p>0.4166666667</text:p>
          </table:table-cell>
          <table:table-cell table:formula="of:=100*[.H14]/[.H$18]" office:value-type="float" office:value="88.8214082368571" calcext:value-type="float">
            <text:p>88.821408236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Electricité</text:p>
          </table:table-cell>
          <table:table-cell table:formula="of:=[.B11]/3600*[.B7]" office:value-type="float" office:value="0.00347222222222222" calcext:value-type="float">
            <text:p>0.0034722222</text:p>
          </table:table-cell>
          <table:table-cell table:formula="of:=100*[.H15]/[.H$18]" office:value-type="float" office:value="0.740178401973809" calcext:value-type="float">
            <text:p>0.7401784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achine</text:p>
          </table:table-cell>
          <table:table-cell table:formula="of:=[.B11]/3600*[.B2]" office:value-type="float" office:value="0.0489672364672365" calcext:value-type="float">
            <text:p>0.0489672365</text:p>
          </table:table-cell>
          <table:table-cell table:formula="of:=100*[.H16]/[.H$18]" office:value-type="float" office:value="10.4384133611691" calcext:value-type="float">
            <text:p>10.4384133612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Total</text:p>
          </table:table-cell>
          <table:table-cell table:formula="of:=SUM([.H14:.H16])" office:value-type="float" office:value="0.469106125356125" calcext:value-type="float">
            <text:p>0.469106125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 table:number-rows-repeated="1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euille3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pérateur</text:p>
          </table:table-cell>
          <table:table-cell table:formula="of:=[Injection.H19]" office:value-type="float" office:value="0.0333333333333333" calcext:value-type="float">
            <text:p>0.0333333333</text:p>
          </table:table-cell>
        </table:table-row>
        <table:table-row table:style-name="ro1">
          <table:table-cell office:value-type="string" calcext:value-type="string">
            <text:p>LDS</text:p>
          </table:table-cell>
          <table:table-cell table:formula="of:=[LDS.B13]" office:value-type="float" office:value="0.469106125356125" calcext:value-type="float">
            <text:p>0.4691061254</text:p>
          </table:table-cell>
        </table:table-row>
        <table:table-row table:style-name="ro2">
          <table:table-cell office:value-type="string" calcext:value-type="string">
            <text:p>Métallisation</text:p>
          </table:table-cell>
          <table:table-cell office:value-type="float" office:value="0.7" calcext:value-type="float">
            <text:p>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0/00/0000</text:date>, <text:time style:data-style-name="N2" text:time-value="0000-00-00T00:00:01.872543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Albertelli</meta:initial-creator>
    <meta:creation-date>2013-11-25T15:50:19.163676520</meta:creation-date>
    <dc:date>2013-12-02T21:21:48.809135333</dc:date>
    <dc:creator>Antoine Albertelli</dc:creator>
    <meta:editing-duration>PT4H20M1S</meta:editing-duration>
    <meta:editing-cycles>31</meta:editing-cycles>
    <meta:generator>LibreOffice/4.1.3.2$Linux_X86_64 LibreOffice_project/410m0$Build-2</meta:generator>
    <meta:document-statistic meta:table-count="3" meta:cell-count="1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Répartition des couts</text:p>
        </chart:title>
        <chart:subtitle svg:x="7.189cm" svg:y="1.275cm" chart:style-name="ch3">
          <text:p>Injection</text:p>
        </chart:subtitle>
        <chart:legend chart:legend-position="end" svg:x="11.514cm" svg:y="3.205cm" style:legend-expansion="high" chart:style-name="ch4"/>
        <chart:plot-area chart:style-name="ch5" table:cell-range-address="Injection.G19:Injection.H23" chart:data-source-has-labels="column" svg:x="0.32cm" svg:y="2.138cm" svg:width="10.874cm" svg:height="6.682cm">
          <chartooo:coordinate-region svg:x="2.416cm" svg:y="2.139cm" svg:width="6.681cm" svg:height="6.681cm"/>
          <chart:axis chart:dimension="x" chart:name="primary-x" chart:style-name="ch6" chartooo:axis-type="auto">
            <chartooo:date-scale/>
            <chart:categories table:cell-range-address="Injection.G19:Injection.G2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Injection.H19:Injection.H2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Opérateur</text:p>
                <draw:g>
                  <svg:desc>Injection.G19:Injection.G23</svg:desc>
                </draw:g>
              </table:table-cell>
              <table:table-cell office:value-type="float" office:value="0.0333333333333333">
                <text:p>0.0333333333333333</text:p>
                <draw:g>
                  <svg:desc>Injection.H19:Injection.H23</svg:desc>
                </draw:g>
              </table:table-cell>
            </table:table-row>
            <table:table-row>
              <table:table-cell office:value-type="string">
                <text:p>Amortissement machine</text:p>
              </table:table-cell>
              <table:table-cell office:value-type="float" office:value="0.0231481481481481">
                <text:p>0.0231481481481481</text:p>
              </table:table-cell>
            </table:table-row>
            <table:table-row>
              <table:table-cell office:value-type="string">
                <text:p>Electricité</text:p>
              </table:table-cell>
              <table:table-cell office:value-type="float" office:value="0.00555555555555556">
                <text:p>0.00555555555555556</text:p>
              </table:table-cell>
            </table:table-row>
            <table:table-row>
              <table:table-cell office:value-type="string">
                <text:p>Outillag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tière</text:p>
              </table:table-cell>
              <table:table-cell office:value-type="float" office:value="0.275">
                <text:p>0.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Répartition des côuts</text:p>
        </chart:title>
        <chart:subtitle svg:x="5.866cm" svg:y="1.275cm" chart:style-name="ch3">
          <text:p>Laser Direct Structuring</text:p>
        </chart:subtitle>
        <chart:legend chart:legend-position="end" svg:x="13.684cm" svg:y="3.703cm" style:legend-expansion="high" chart:style-name="ch4"/>
        <chart:plot-area chart:style-name="ch5" table:cell-range-address="LDS.G14:LDS.H16" chart:data-source-has-labels="column" svg:x="0.32cm" svg:y="2.138cm" svg:width="13.044cm" svg:height="6.682cm">
          <chartooo:coordinate-region svg:x="3.501cm" svg:y="2.139cm" svg:width="6.681cm" svg:height="6.681cm"/>
          <chart:axis chart:dimension="x" chart:name="primary-x" chart:style-name="ch6" chartooo:axis-type="auto">
            <chartooo:date-scale/>
            <chart:categories table:cell-range-address="LDS.G14:LDS.G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DS.H14:LDS.H16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Opérateur</text:p>
                <draw:g>
                  <svg:desc>LDS.G14:LDS.G16</svg:desc>
                </draw:g>
              </table:table-cell>
              <table:table-cell office:value-type="float" office:value="0.416666666666667">
                <text:p>0.416666666666667</text:p>
                <draw:g>
                  <svg:desc>LDS.H14:LDS.H16</svg:desc>
                </draw:g>
              </table:table-cell>
            </table:table-row>
            <table:table-row>
              <table:table-cell office:value-type="string">
                <text:p>Electricité</text:p>
              </table:table-cell>
              <table:table-cell office:value-type="float" office:value="0.00347222222222222">
                <text:p>0.00347222222222222</text:p>
              </table:table-cell>
            </table:table-row>
            <table:table-row>
              <table:table-cell office:value-type="string">
                <text:p>Machine</text:p>
              </table:table-cell>
              <table:table-cell office:value-type="float" office:value="0.0489672364672365">
                <text:p>0.04896723646723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